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1in" style:contextual-spacing="false" fo:line-height="130%" fo:text-align="justify" style:justify-single-word="false"/>
      <style:text-properties fo:font-size="13pt" officeooo:rsid="00164608" officeooo:paragraph-rsid="000c069c" style:font-size-asian="13pt" style:font-size-complex="13pt"/>
    </style:style>
    <style:style style:name="P2" style:family="paragraph" style:parent-style-name="Text_20_body">
      <style:paragraph-properties fo:margin-top="0in" fo:margin-bottom="0.2in" style:contextual-spacing="false" fo:line-height="130%" fo:text-align="justify" style:justify-single-word="false"/>
      <style:text-properties fo:font-size="13pt" officeooo:rsid="0015a1a7" officeooo:paragraph-rsid="000c113c" style:font-size-asian="13pt" style:font-size-complex="13pt"/>
    </style:style>
    <style:style style:name="T1" style:family="text">
      <style:text-properties officeooo:rsid="0016c672"/>
    </style:style>
    <style:style style:name="T2" style:family="text">
      <style:text-properties officeooo:rsid="001646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1">Adicionalmente, el uso de diagramas de clases como modelos de un sistema de software tiene una importante ventaja: los mismos se traducen muy bien a código en cualquier lenguaje orientado a objetos como Java o C#. Esto nos permite <text:span text:style-name="T1">manipular modelos con la seguridad de que las operaciones con los mismos se traducirán fácilmente a operaciones en el código: añadir o eliminar una clase en nuestro diagrama se corresponderá a añadir o eliminar la correspondiente clase Java, pero también podemos realizar operaciones más complejas como, por ejemplo, generar una interfaz a partir de un subconjunto de los métodos de una clase 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ply </meta:initial-creator>
    <meta:creation-date>2014-06-03T23:22:27.389901178</meta:creation-date>
    <dc:date>2014-06-04T00:25:50.458769111</dc:date>
    <dc:creator>simply </dc:creator>
    <meta:editing-duration>PT1H3M9S</meta:editing-duration>
    <meta:editing-cycles>3</meta:editing-cycles>
    <meta:generator>LibreOffice/4.1.3.2$Linux_x86 LibreOffice_project/410m0$Build-2</meta:generator>
    <meta:document-statistic meta:table-count="0" meta:image-count="0" meta:object-count="0" meta:page-count="1" meta:paragraph-count="1" meta:word-count="102" meta:character-count="625" meta:non-whitespace-character-count="524"/>
  </office:meta>
</office:document-meta>
</file>